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671f9" officeooo:paragraph-rsid="001671f9"/>
    </style:style>
    <style:style style:name="P4" style:family="paragraph" style:parent-style-name="Standard">
      <style:paragraph-properties fo:text-align="start" style:justify-single-word="false"/>
      <style:text-properties officeooo:paragraph-rsid="001671f9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officeooo:paragraph-rsid="001671f9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9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2" style:family="paragraph" style:parent-style-name="Standard">
      <style:paragraph-properties fo:line-height="15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text-properties fo:language="en" fo:country="US" fo:font-weight="bold" style:font-weight-asian="bold" style:font-weight-complex="bold"/>
    </style:style>
    <style:style style:name="P26" style:family="paragraph" style:parent-style-name="Standard">
      <style:text-properties officeooo:paragraph-rsid="001671f9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 style:list-style-name="L2">
      <style:text-properties officeooo:paragraph-rsid="001671f9"/>
    </style:style>
    <style:style style:name="P29" style:family="paragraph" style:parent-style-name="Standard">
      <style:paragraph-properties fo:text-align="center" style:justify-single-word="false"/>
      <style:text-properties officeooo:rsid="001671f9" officeooo:paragraph-rsid="001671f9"/>
    </style:style>
    <style:style style:name="P30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1671f9" officeooo:paragraph-rsid="001671f9"/>
    </style:style>
    <style:style style:name="P31" style:family="paragraph" style:parent-style-name="Standard" style:list-style-name="L3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rsid="001671f9" officeooo:paragraph-rsid="001671f9"/>
    </style:style>
    <style:style style:name="P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officeooo:rsid="001671f9" officeooo:paragraph-rsid="001671f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line-height="150%" fo:text-align="start" style:justify-single-word="false"/>
      <style:text-properties fo:font-weight="normal" officeooo:rsid="001671f9" officeooo:paragraph-rsid="001671f9" style:font-weight-asian="normal" style:font-weight-complex="normal"/>
    </style:style>
    <style:style style:name="P34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671f9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71f9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fo:font-weight="bold" officeooo:rsid="001671f9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language="en" fo:country="US" style:font-name-complex="Times New Roman1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1671f9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color="#000000" loext:opacity="100%" style:font-name="Times New Roman" fo:font-size="14pt" fo:language="en" fo:country="US" officeooo:rsid="001671f9" style:font-name-asian="Times New Roman1" style:font-size-asian="14pt" style:language-asian="ru" style:country-asian="RU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officeooo:rsid="001671f9" style:font-name-asian="Times New Roman1" style:font-size-asian="14pt" style:font-name-complex="Times New Roman1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осковский Авиационный Институт</text:span></text:p>
      <text:p text:style-name="P5"><text:span text:style-name="T1">(Национальный Исследовательский Университет)</text:span></text:p>
      <text:p text:style-name="P8"/>
      <text:p text:style-name="P5"><text:span text:style-name="T1">Факультет информационных технологий и прикладной математики</text:span></text:p>
      <text:p text:style-name="P5"><text:span text:style-name="T1">Кафедра вычислительной математики и программирования</text:span></text:p>
      <text:p text:style-name="P9"/>
      <text:p text:style-name="P9"/>
      <text:p text:style-name="P5"><text:span text:style-name="T3">Лабораторная работа №</text:span><text:span text:style-name="T5">4</text:span><text:span text:style-name="T3"> по курсу</text:span><text:span text:style-name="T4"> </text:span></text:p>
      <text:p text:style-name="P5"><text:span text:style-name="T6">«Операционные системы»</text:span></text:p>
      <text:p text:style-name="Standard"><text:span text:style-name="T3"><text:tab/></text:span></text:p>
      <text:p text:style-name="P29"><text:span text:style-name="T4">ФАЙЛОВЫЕ СИСТЕМЫ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pan text:style-name="T13">Студент: </text:span><text:span text:style-name="T14">Белоносов Кирилл Алексеевич</text:span></text:p>
      <text:p text:style-name="P19"><text:span text:style-name="T13">Группа: М8О–20</text:span><text:span text:style-name="T14">8</text:span><text:span text:style-name="T13">Б–</text:span><text:span text:style-name="T17">2</text:span><text:span text:style-name="T18">2</text:span></text:p>
      <text:p text:style-name="P19"><text:span text:style-name="T13">Вариант: </text:span><text:span text:style-name="T14">13</text:span></text:p>
      <text:p text:style-name="P18"><text:span text:style-name="T13">Преподаватель: Соколов Андрей Алексеевич</text:span></text:p>
      <text:p text:style-name="P18"><text:span text:style-name="T13">Оценка: __________ </text:span></text:p>
      <text:p text:style-name="P18"><text:span text:style-name="T13">Дата: __________</text:span></text:p>
      <text:p text:style-name="P18"><text:span text:style-name="T13">Подпись: __________</text:span></text:p>
      <text:p text:style-name="P15"/>
      <text:p text:style-name="P17"/>
      <text:p text:style-name="P17"/>
      <text:p text:style-name="P20"><text:span text:style-name="T13">Москва, 20</text:span><text:span text:style-name="T15">2</text:span><text:span text:style-name="T16">2</text:span><text:span text:style-name="T13">.</text:span></text:p>
      <text:p text:style-name="P9"/>
      <text:p text:style-name="P5"><text:soft-page-break/><text:span text:style-name="T3">Постановка задачи</text:span></text:p>
      <text:h text:style-name="Heading_20_2" text:outline-level="2"><text:span text:style-name="T13">Цель работы</text:span></text:h>
      <text:p text:style-name="P26"><text:span text:style-name="T13">Приобретение практических навыков в:</text:span></text:p>
      <text:list xml:id="list3990566633" text:style-name="L2">
        <text:list-item>
          <text:p text:style-name="P28"><text:span text:style-name="T13">Освоение принципов работы с файловыми системами</text:span></text:p>
        </text:list-item>
        <text:list-item>
          <text:p text:style-name="P28"><text:span text:style-name="T13">Обеспечение обмена данных между процессами посредством технологии «File mapping»</text:span></text:p>
        </text:list-item>
      </text:list>
      <text:p text:style-name="P27"><text:span text:style-name="T13">Задание</text:span></text:p>
      <text:p text:style-name="Standard"><text:span text:style-name="T13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Standard"><text:span text:style-name="T13">Необходимо обрабатывать системные ошибки, которые могут возникнуть в результате работы.</text:span></text:p>
      <text:p text:style-name="P16"/>
      <text:p text:style-name="P21"><text:span text:style-name="T3">Общие сведения о программе</text:span></text:p>
      <text:p text:style-name="P30"><text:span text:style-name="T1">Программа состоит из одного файла main.c. В ходе работы программы создается 2 дочерних процесса, первый переводит все символы в нижний регистр, второй заменяет все пробельные символы на нижние подчеркивания. Межпроцессорное взаимодействие осуществляется благодаря сигналам.</text:span></text:p>
      <text:p text:style-name="P30"><text:span text:style-name="T1">Системные вызовы:</text:span></text:p>
      <text:list xml:id="list4090812804" text:style-name="L3">
        <text:list-item>
          <text:p text:style-name="P31"><text:span text:style-name="T4">kill() </text:span><text:span text:style-name="T1">- посылает сигнал процессу</text:span></text:p>
        </text:list-item>
        <text:list-item>
          <text:p text:style-name="P31"><text:span text:style-name="T4">waitpid() </text:span><text:span text:style-name="T1">- дождаться завершения процесса</text:span></text:p>
        </text:list-item>
        <text:list-item>
          <text:p text:style-name="P31"><text:span text:style-name="T4">pause() </text:span><text:span text:style-name="T1">- дождаться сигнала</text:span></text:p>
        </text:list-item>
        <text:list-item>
          <text:p text:style-name="P31"><text:span text:style-name="T4">signal() </text:span><text:span text:style-name="T1">- установить обработчик сигнала</text:span></text:p>
        </text:list-item>
        <text:list-item>
          <text:p text:style-name="P31"><text:span text:style-name="T4">mmap() </text:span><text:span text:style-name="T10">- отразить файл в память</text:span></text:p>
        </text:list-item>
      </text:list>
      <text:p text:style-name="P30"><text:span text:style-name="T1"/></text:p>
      <text:p text:style-name="P10"/>
      <text:p text:style-name="P11"/>
      <text:p text:style-name="P11"/>
      <text:p text:style-name="P21"><text:soft-page-break/><text:span text:style-name="T3"/></text:p>
      <text:p text:style-name="P21"><text:span text:style-name="T3">Общий метод и алгоритм решения</text:span><text:span text:style-name="T1">.</text:span></text:p>
      <text:p text:style-name="P32"><text:span text:style-name="T1">Так как большинство функционала для работы с лабораторной работой было реализовано еще во второй лабораторной работе, то нужно лишь перестроить способ межпроцессорного взаимодействия и использовать mmap</text:span></text:p>
      <text:p text:style-name="P24"><text:span text:style-name="T1">Для реализации поставленной задачи необходимо:</text:span></text:p>
      <text:list xml:id="list3296113617" text:style-name="WWNum5">
        <text:list-item>
          <text:p text:style-name="P3"><text:span text:style-name="T1">Изучить принцип работы mmap</text:span></text:p>
        </text:list-item>
        <text:list-item>
          <text:p text:style-name="P3"><text:span text:style-name="T1">Познакомиться с принципом работы сигналов</text:span></text:p>
        </text:list-item>
        <text:list-item>
          <text:p text:style-name="P3"><text:span text:style-name="T1">Организовать межпроцессорное взаимодействие с использованием сигналов</text:span></text:p>
        </text:list-item>
        <text:list-item>
          <text:p text:style-name="P3"><text:span text:style-name="T1">Провести тестирование</text:span></text:p>
        </text:list-item>
      </text:list>
      <text:p text:style-name="P2"><text:span text:style-name="T3">Основные файлы программы</text:span></text:p>
      <text:p text:style-name="Standard"><text:span text:style-name="T9">main</text:span><text:span text:style-name="T3">.</text:span><text:span text:style-name="T7">c</text:span><text:span text:style-name="T3">:</text:span></text:p>
      <text:p text:style-name="P34"><text:span text:style-name="T11">#include &lt;unistd.h&gt;</text:span></text:p>
      <text:p text:style-name="P34"><text:span text:style-name="T11">#include &lt;stdio.h&gt;</text:span></text:p>
      <text:p text:style-name="P34"><text:span text:style-name="T11">#include &lt;stdlib.h&gt;</text:span></text:p>
      <text:p text:style-name="P34"><text:span text:style-name="T11">#include &lt;sys/wait.h&gt;</text:span></text:p>
      <text:p text:style-name="P34"><text:span text:style-name="T11">#include &lt;string.h&gt;</text:span></text:p>
      <text:p text:style-name="P34"><text:span text:style-name="T11">#include &lt;sys/mman.h&gt;</text:span></text:p>
      <text:p text:style-name="P34"><text:span text:style-name="T11">#include &lt;signal.h&gt;</text:span></text:p>
      <text:p text:style-name="P34"><text:span text:style-name="T11">void sig_handler(int signum){</text:span></text:p>
      <text:p text:style-name="P34"><text:span text:style-name="T11">}</text:span></text:p>
      <text:p text:style-name="P34"><text:span text:style-name="T11">void sig_handler_1(int signum){</text:span></text:p>
      <text:p text:style-name="P34"><text:span text:style-name="T11"><text:s text:c="4"/>kill(getppid(), SIGUSR1);</text:span></text:p>
      <text:p text:style-name="P34"><text:span text:style-name="T11">}</text:span></text:p>
      <text:p text:style-name="P34"><text:span text:style-name="T11">void sig_handler_2(int signum){</text:span></text:p>
      <text:p text:style-name="P34"><text:span text:style-name="T11"><text:s text:c="4"/>kill(getppid(), SIGUSR1);</text:span></text:p>
      <text:p text:style-name="P34"><text:span text:style-name="T11">}</text:span></text:p>
      <text:p text:style-name="P34"><text:span text:style-name="T11">int main (void) {</text:span></text:p>
      <text:p text:style-name="P34"><text:span text:style-name="T11"><text:s text:c="4"/>int pid1, pid2;</text:span></text:p>
      <text:p text:style-name="P34"><text:span text:style-name="T11"><text:s text:c="4"/>char * ptr = mmap(NULL, 1, PROT_READ|PROT_WRITE, MAP_SHARED|MAP_ANONYMOUS, 0, 0);</text:span></text:p>
      <text:p text:style-name="P34"><text:soft-page-break/><text:span text:style-name="T11"><text:s text:c="4"/>if(ptr == MAP_FAILED){</text:span></text:p>
      <text:p text:style-name="P34"><text:span text:style-name="T11"><text:s text:c="8"/>perror("Not mmap");</text:span></text:p>
      <text:p text:style-name="P34"><text:span text:style-name="T11"><text:s text:c="4"/>}</text:span></text:p>
      <text:p text:style-name="P34"><text:span text:style-name="T11"><text:s text:c="4"/>if((pid1 = fork()) == 0) {</text:span></text:p>
      <text:p text:style-name="P34"><text:span text:style-name="T11"><text:s text:c="8"/>int loop = 1;</text:span></text:p>
      <text:p text:style-name="P34"><text:span text:style-name="T11"><text:s text:c="8"/>signal(SIGINT, SIG_DFL);</text:span></text:p>
      <text:p text:style-name="P34"><text:span text:style-name="T11"><text:s text:c="8"/>signal(SIGUSR1, sig_handler_1);</text:span></text:p>
      <text:p text:style-name="P34"><text:span text:style-name="T11"><text:s text:c="8"/>while (loop)</text:span></text:p>
      <text:p text:style-name="P34"><text:span text:style-name="T11"><text:s text:c="8"/>{</text:span></text:p>
      <text:p text:style-name="P34"><text:span text:style-name="T11"><text:s text:c="12"/>pause();</text:span></text:p>
      <text:p text:style-name="P34"><text:span text:style-name="T11"><text:s text:c="12"/>if(ptr[0] &gt;= 'A' &amp;&amp; ptr[0] &lt;= 'Z') {</text:span></text:p>
      <text:p text:style-name="P34"><text:span text:style-name="T11"><text:s text:c="16"/>ptr[0] = ptr[0] + 32;</text:span></text:p>
      <text:p text:style-name="P34"><text:span text:style-name="T11"><text:s text:c="12"/>}</text:span></text:p>
      <text:p text:style-name="P34"><text:span text:style-name="T11"><text:s text:c="8"/>}</text:span></text:p>
      <text:p text:style-name="P34"><text:span text:style-name="T11"><text:s text:c="4"/>}</text:span></text:p>
      <text:p text:style-name="P34"><text:span text:style-name="T11"><text:s text:c="4"/>if(pid1 &gt; 0 &amp;&amp; (pid2 = fork()) == 0) {</text:span></text:p>
      <text:p text:style-name="P34"><text:span text:style-name="T11"><text:s text:c="8"/>int loop = 1;</text:span></text:p>
      <text:p text:style-name="P34"><text:span text:style-name="T11"><text:s text:c="8"/>signal(SIGINT, SIG_DFL);</text:span></text:p>
      <text:p text:style-name="P34"><text:span text:style-name="T11"><text:s text:c="8"/>signal(SIGUSR1, sig_handler_2);</text:span></text:p>
      <text:p text:style-name="P34"><text:span text:style-name="T11"><text:s text:c="8"/>while (loop)</text:span></text:p>
      <text:p text:style-name="P34"><text:span text:style-name="T11"><text:s text:c="8"/>{</text:span></text:p>
      <text:p text:style-name="P34"><text:span text:style-name="T11"><text:s text:c="12"/>pause();</text:span></text:p>
      <text:p text:style-name="P34"><text:span text:style-name="T11"><text:s text:c="12"/>if(ptr[0] == ' ') {</text:span></text:p>
      <text:p text:style-name="P34"><text:span text:style-name="T11"><text:s text:c="16"/>ptr[0] = '_';</text:span></text:p>
      <text:p text:style-name="P34"><text:span text:style-name="T11"><text:s text:c="12"/>}</text:span></text:p>
      <text:p text:style-name="P34"><text:span text:style-name="T11"><text:s text:c="8"/>}</text:span></text:p>
      <text:p text:style-name="P34"><text:span text:style-name="T11"><text:s text:c="4"/>}</text:span></text:p>
      <text:p text:style-name="P34"><text:span text:style-name="T11"><text:s text:c="4"/>if(pid1 == -1 || pid2 == -1) {</text:span></text:p>
      <text:p text:style-name="P34"><text:span text:style-name="T11"><text:s text:c="8"/>perror("don't create child process");</text:span></text:p>
      <text:p text:style-name="P34"><text:span text:style-name="T11"><text:s text:c="8"/>exit(EXIT_FAILURE);</text:span></text:p>
      <text:p text:style-name="P34"><text:span text:style-name="T11"><text:s text:c="4"/>}</text:span></text:p>
      <text:p text:style-name="P34"><text:span text:style-name="T11"><text:s text:c="4"/>if(pid1 == -1) {</text:span></text:p>
      <text:p text:style-name="P34"><text:span text:style-name="T11"><text:s text:c="8"/>perror("don't create child1 process");</text:span></text:p>
      <text:p text:style-name="P34"><text:soft-page-break/><text:span text:style-name="T11"><text:s text:c="8"/>exit(EXIT_FAILURE);</text:span></text:p>
      <text:p text:style-name="P34"><text:span text:style-name="T11"><text:s text:c="4"/>}</text:span></text:p>
      <text:p text:style-name="P34"><text:span text:style-name="T11"><text:s text:c="4"/>if(pid2 == -1) {</text:span></text:p>
      <text:p text:style-name="P34"><text:span text:style-name="T11"><text:s text:c="8"/>perror("don't create child2 process");</text:span></text:p>
      <text:p text:style-name="P34"><text:span text:style-name="T11"><text:s text:c="8"/>exit(EXIT_FAILURE);</text:span></text:p>
      <text:p text:style-name="P34"><text:span text:style-name="T11"><text:s text:c="4"/>}</text:span></text:p>
      <text:p text:style-name="P34"><text:span text:style-name="T11"><text:s text:c="4"/>if(pid1 != 0 &amp;&amp; pid2 != 0) {</text:span></text:p>
      <text:p text:style-name="P34"><text:span text:style-name="T11"><text:s text:c="8"/>signal(SIGUSR1, sig_handler);</text:span></text:p>
      <text:p text:style-name="P34"><text:span text:style-name="T11"><text:s text:c="8"/>char c;</text:span></text:p>
      <text:p text:style-name="P34"><text:span text:style-name="T11"><text:s text:c="8"/>int err;</text:span></text:p>
      <text:p text:style-name="P34"><text:span text:style-name="T11"><text:s text:c="8"/>while(err = read(0, &amp;c, 1) &gt; 0) {</text:span></text:p>
      <text:p text:style-name="P34"><text:span text:style-name="T11"><text:s text:c="12"/>ptr[0] = c;</text:span></text:p>
      <text:p text:style-name="P34"><text:span text:style-name="T11"><text:s text:c="12"/>kill(pid1, SIGUSR1);</text:span></text:p>
      <text:p text:style-name="P34"><text:span text:style-name="T11"><text:s text:c="12"/>kill(pid2, SIGUSR1);</text:span></text:p>
      <text:p text:style-name="P34"><text:span text:style-name="T11"><text:s text:c="12"/>pause();</text:span></text:p>
      <text:p text:style-name="P34"><text:span text:style-name="T11"><text:s text:c="12"/>printf("%c", ptr[0]);</text:span></text:p>
      <text:p text:style-name="P34"><text:span text:style-name="T11"><text:s text:c="8"/>}</text:span></text:p>
      <text:p text:style-name="P34"><text:span text:style-name="T11"><text:s text:c="8"/>kill(pid1, SIGINT);</text:span></text:p>
      <text:p text:style-name="P34"><text:span text:style-name="T11"><text:s text:c="8"/>kill(pid1, SIGINT);</text:span></text:p>
      <text:p text:style-name="P34"><text:span text:style-name="T11"><text:s text:c="8"/>waitpid(-1, NULL, 0);</text:span></text:p>
      <text:p text:style-name="P34"><text:span text:style-name="T11"><text:s text:c="8"/>int errump = munmap(ptr, 1);</text:span></text:p>
      <text:p text:style-name="P34"><text:span text:style-name="T11"><text:s text:c="8"/>if(errump != 0){</text:span></text:p>
      <text:p text:style-name="P34"><text:span text:style-name="T11"><text:s text:c="12"/>perror("don't create child2 process");</text:span></text:p>
      <text:p text:style-name="P34"><text:span text:style-name="T11"><text:s text:c="12"/>exit(EXIT_FAILURE);</text:span></text:p>
      <text:p text:style-name="P34"><text:span text:style-name="T11"><text:s text:c="8"/>}</text:span></text:p>
      <text:p text:style-name="P34"><text:span text:style-name="T11"><text:s text:c="4"/>}</text:span></text:p>
      <text:p text:style-name="P34"><text:span text:style-name="T11"><text:s text:c="4"/>return 0;</text:span></text:p>
      <text:p text:style-name="P34"><text:span text:style-name="T11">}</text:span></text:p>
      <text:p text:style-name="P12"/>
      <text:p text:style-name="P7"><text:span text:style-name="T8">Пример работы</text:span></text:p>
      <text:p text:style-name="P4">kirill@kirill:~/localProjects/OSlabs/lab4/build/src$ /home/kirill/localProjects/OSlabs/lab4/build/src/main </text:p>
      <text:p text:style-name="P4">THE QUICK BROWN FOX</text:p>
      <text:p text:style-name="P4"><text:soft-page-break/>the_quick_brown_fox</text:p>
      <text:p text:style-name="P4">HELLO WORLD</text:p>
      <text:p text:style-name="P4">hello_world</text:p>
      <text:p text:style-name="P4">It My lab</text:p>
      <text:p text:style-name="P4">it_my_lab</text:p>
      <text:p text:style-name="P25"/>
      <text:p text:style-name="P22"><text:span text:style-name="T3">Выво</text:span><text:span text:style-name="T5">д</text:span></text:p>
      <text:p text:style-name="P33"><text:span text:style-name="T1">В данной лабораторной я познакомился с механизмами работы с файловыми системы, в частности с системным вызовом mmap. Также я реализовал межпроцессорное взаимодействие с помощью сигналов. Благодаря данной лабораторной работе я понял, что существует несколько способов организации общения процессов, выбор которого зависит от конкретной задач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01-06T23:16:02.662328303</dc:date>
    <meta:editing-cycles>61</meta:editing-cycles>
    <meta:editing-duration>PT12H8M27S</meta:editing-duration>
    <meta:generator>LibreOffice/7.4.2.3$Linux_X86_64 LibreOffice_project/40$Build-3</meta:generator>
    <meta:document-statistic meta:table-count="0" meta:image-count="0" meta:object-count="0" meta:page-count="6" meta:paragraph-count="130" meta:word-count="538" meta:character-count="4503" meta:non-whitespace-character-count="3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